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text-properties style:font-name="Arial" fo:language="zxx" fo:country="none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style:font-name="Arial"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margin-top="0.101cm" fo:margin-bottom="0cm"/>
      <style:text-properties style:font-name="Arial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" style:family="paragraph" style:parent-style-name="Standard">
      <style:paragraph-properties fo:margin-top="0.101cm" fo:margin-bottom="0cm"/>
      <style:text-properties style:font-name="Arial" fo:language="zxx" fo:country="none" style:language-asian="zxx" style:country-asian="none" style:language-complex="zxx" style:country-complex="none"/>
    </style:style>
    <style:style style:name="P7" style:family="paragraph" style:parent-style-name="Standard" style:list-style-name="L1">
      <style:paragraph-properties fo:margin-top="0.101cm" fo:margin-bottom="0cm"/>
      <style:text-properties style:font-name="Arial" fo:language="zxx" fo:country="none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etingSharks Documentation</text:p>
      <text:p text:style-name="P3"/>
      <text:p text:style-name="P3">This documentation will tell you how to use the MeetingSharks UnityPackage and it will explain some of its functionalities.</text:p>
      <text:p text:style-name="P3"/>
      <text:p text:style-name="P3"/>
      <text:p text:style-name="P1">Project Setup</text:p>
      <text:p text:style-name="P3"/>
      <text:list xml:id="list8506247802611863682" text:style-name="L1">
        <text:list-item>
          <text:p text:style-name="P4"><text:s/>Import the HoloToolkit Package</text:p>
        </text:list-item>
        <text:list-item>
          <text:p text:style-name="P4"><text:s/>Import the MeetingSharks package</text:p>
        </text:list-item>
        <text:list-item>
          <text:p text:style-name="P4"><text:s/>Create the following Folders "Assets/Resources/MeetingSharks/Prefabs"</text:p>
        </text:list-item>
        <text:list-item>
          <text:p text:style-name="P4"><text:s/>Move the folder "DrawingObjects" from "Assets/MeetingSharks/Prefabs" to the new created folder "Assets/Resources/MeetingSharks/Prefabs"</text:p>
        </text:list-item>
        <text:list-item>
          <text:p text:style-name="P4"><text:s/>Create 2 scenes (one is for offline login and the other one is for online)</text:p>
        </text:list-item>
        <text:list-item>
          <text:p text:style-name="P4"><text:s/>Add both scenes to the build settings</text:p>
        </text:list-item>
        <text:list-item>
          <text:p text:style-name="P4"><text:s/>Create a tag and name it "localPlayer"</text:p>
        </text:list-item>
      </text:list>
      <text:p text:style-name="P3"/>
      <text:p text:style-name="P1">Offline Scene</text:p>
      <text:p text:style-name="P1"/>
      <text:list xml:id="list38639410" text:continue-numbering="true" text:style-name="L1">
        <text:list-item>
          <text:p text:style-name="P4"><text:s/>Go to the offline scene</text:p>
        </text:list-item>
        <text:list-item>
          <text:p text:style-name="P4"><text:s/>Delete the Camera</text:p>
        </text:list-item>
        <text:list-item>
          <text:p text:style-name="P4"><text:s/>Add the HololensCamera Prefab to the scene "Assets/HoloToolkit/Input/Prefabs"</text:p>
        </text:list-item>
        <text:list-item>
          <text:p text:style-name="P4"><text:s/>Add the InputManager Prefab to the scene "Assets/HoloToolkit/Input/Prefabs"</text:p>
        </text:list-item>
        <text:list-item>
          <text:p text:style-name="P4"><text:s/>Add the Cursor Prefab to the scene <text:s/>"Assets/HoloToolkit/Input/Prefabs/Cursor"</text:p>
        </text:list-item>
        <text:list-item>
          <text:p text:style-name="P4"><text:s/>Add an empty game object to the scene</text:p>
        </text:list-item>
        <text:list-item>
          <text:p text:style-name="P4"><text:s/>Add the following components to the empty game object:</text:p>
          <text:list>
            <text:list-item>
              <text:p text:style-name="P7">NetworkManager</text:p>
            </text:list-item>
            <text:list-item>
              <text:p text:style-name="P7">NetworkManagerHUD</text:p>
            </text:list-item>
          </text:list>
        </text:list-item>
        <text:list-item>
          <text:p text:style-name="P7"><text:s/>In the Network Manager component change the following settings:</text:p>
          <text:list>
            <text:list-item>
              <text:p text:style-name="P7">Add the online and offline scene to the component</text:p>
            </text:list-item>
            <text:list-item>
              <text:p text:style-name="P7">Add the Player Prefab "Assets/MeetingSharks/Prefabs/Player" into Player Prefab field which is located under Spawn Info</text:p>
            </text:list-item>
            <text:list-item>
              <text:p text:style-name="P7">Add the Drawing Prefab "Assets/MeetingSharks/Prefabs/Drawing" to the "Registered Spawnable Prefabs" under Spawn Info</text:p>
            </text:list-item>
          </text:list>
        </text:list-item>
      </text:list>
      <text:p text:style-name="P6"/>
      <text:p text:style-name="P5">Online Scene</text:p>
      <text:p text:style-name="P6"/>
      <text:list xml:id="list38628828" text:continue-numbering="true" text:style-name="L1">
        <text:list-item>
          <text:p text:style-name="P7"><text:s/>Go to the online scene</text:p>
        </text:list-item>
        <text:list-item>
          <text:p text:style-name="P4"><text:s/>Delete the Camera</text:p>
        </text:list-item>
        <text:list-item>
          <text:p text:style-name="P4"><text:s/>Add the HololensCamera Prefab to the scene "Assets/HoloToolkit/Input/Prefabs"</text:p>
        </text:list-item>
        <text:list-item>
          <text:p text:style-name="P4"><text:s/>Add the InputManager Prefab to the scene "Assets/HoloToolkit/Input/Prefabs"</text:p>
        </text:list-item>
        <text:list-item>
          <text:p text:style-name="P4"><text:s/>Add the Cursor Prefab to the scene <text:s/>"Assets/HoloToolkit/Input/Prefabs/Cursor"</text:p>
        </text:list-item>
        <text:list-item>
          <text:p text:style-name="P4"><text:s/>Add the DrawingSettings Prefab to the scene "Assets/MeetingSharks/Prefabs/Drawing"</text:p>
          <text:p text:style-name="P4"/>
        </text:list-item>
        <text:list-item>
          <text:p text:style-name="P4"><text:s/>Start drawing with your friends</text:p>
        </text:list-item>
      </text:list>
      <text:p text:style-name="P3"/>
      <text:p text:style-name="P1">Drawing Tools</text:p>
      <text:p text:style-name="P3"><text:soft-page-break/></text:p>
      <text:list xml:id="list38638726" text:continue-numbering="true" text:style-name="L1">
        <text:list-item>
          <text:p text:style-name="P4"><text:s/>Go to the online scene</text:p>
        </text:list-item>
        <text:list-item>
          <text:p text:style-name="P4"><text:s/>Add a canvas and an event system to the scene</text:p>
        </text:list-item>
        <text:list-item>
          <text:p text:style-name="P4"><text:s/>Add the following components to the event system:</text:p>
          <text:list>
            <text:list-item>
              <text:p text:style-name="P4">HololensInput</text:p>
            </text:list-item>
            <text:list-item>
              <text:p text:style-name="P4">HololensInputModule</text:p>
            </text:list-item>
          </text:list>
        </text:list-item>
        <text:list-item>
          <text:p text:style-name="P4"><text:s/>Go to the canvas and change the following settings:</text:p>
          <text:list>
            <text:list-item>
              <text:p text:style-name="P4">Change the Render Mode to World Space</text:p>
            </text:list-item>
            <text:list-item>
              <text:p text:style-name="P4">Pick the HololensCamera and put it in the Event Camera field</text:p>
            </text:list-item>
            <text:list-item>
              <text:p text:style-name="P4">Go to Canvas Scaler and change the Dynamic Pixel Per Unit to 10</text:p>
            </text:list-item>
            <text:list-item>
              <text:p text:style-name="P4">Adjust the Scale of the canvas until it fits your needs</text:p>
            </text:list-item>
          </text:list>
        </text:list-item>
        <text:list-item>
          <text:p text:style-name="P4"><text:s/>Add the CustomTagAlong Script to the canvas "Assets/MeetingSharks/Scripts/Camera"</text:p>
        </text:list-item>
        <text:list-item>
          <text:p text:style-name="P4"><text:s/>Add an empty game object to the scene and make it a child of the canvas</text:p>
        </text:list-item>
        <text:list-item>
          <text:p text:style-name="P4"><text:s/>Give the empty game object a Grid Layout component</text:p>
        </text:list-item>
        <text:list-item>
          <text:p text:style-name="P4"><text:s/>Go to "Assets/MeetingSharks/Prefabs/Drawing/DrawingTools" and drag and drop the tools you want into your empty game object</text:p>
        </text:list-item>
      </text:list>
      <text:p text:style-name="P3"/>
      <text:p text:style-name="P1">Create your own DrawingObjects</text:p>
      <text:p text:style-name="P3"/>
      <text:list xml:id="list38629197" text:continue-numbering="true" text:style-name="L1">
        <text:list-item>
          <text:p text:style-name="P4"><text:s/>Create a prefab out of the mesh that you want to use</text:p>
        </text:list-item>
        <text:list-item>
          <text:p text:style-name="P4"><text:s/>Give this prefab the DrawingMeshOnClick script "Assets/MeetingSharks/Scripts/Input"</text:p>
        </text:list-item>
        <text:list-item>
          <text:p text:style-name="P4"><text:s/>Give this prefab the DrawingMeshMaterial "Assets/MeetingSharks/Material"</text:p>
        </text:list-item>
        <text:list-item>
          <text:p text:style-name="P4"><text:s/>Put this prefab into the "Assets/Resources/MeetingSharks/Prefabs/DrawingObjects" folder</text:p>
        </text:list-item>
        <text:list-item>
          <text:p text:style-name="P4"><text:s/>Thats it.</text:p>
        </text:list-item>
      </text:list>
      <text:p text:style-name="P3"/>
      <text:p text:style-name="P1">Add different Modes (draw, move, scale, rotate)</text:p>
      <text:p text:style-name="P3"/>
      <text:list xml:id="list38618782" text:continue-numbering="true" text:style-name="L1">
        <text:list-item>
          <text:p text:style-name="P4"><text:s/>Go to your online scene</text:p>
        </text:list-item>
        <text:list-item>
          <text:p text:style-name="P4"><text:s/>Create an empty game object</text:p>
        </text:list-item>
        <text:list-item>
          <text:p text:style-name="P4"><text:s/>Go to "Assets/MeetingSharks/Prefabs/Managers"</text:p>
        </text:list-item>
        <text:list-item>
          <text:p text:style-name="P4"><text:s/>Drag and drop the following prefabs into the empty game object:</text:p>
          <text:list>
            <text:list-item>
              <text:p text:style-name="P4">EditModeManager</text:p>
            </text:list-item>
            <text:list-item>
              <text:p text:style-name="P4">MoveMaterial</text:p>
            </text:list-item>
            <text:list-item>
              <text:p text:style-name="P4">ScaleMaterial</text:p>
            </text:list-item>
            <text:list-item>
              <text:p text:style-name="P4">SelectorMaterial</text:p>
            </text:list-item>
          </text:list>
        </text:list-item>
        <text:list-item>
          <text:p text:style-name="P4"><text:s/>Add the ModeTools prefab into your canvas "Assets/MeetingSharks/Prefabs/Drawing/DrawingTools"</text:p>
        </text:list-item>
      </text:list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6M57S</meta:editing-duration>
    <meta:editing-cycles>5</meta:editing-cycles>
    <meta:generator>OpenOffice/4.1.3$Win32 OpenOffice.org_project/413m1$Build-9783</meta:generator>
    <dc:date>2017-06-27T18:44:21.47</dc:date>
    <meta:document-statistic meta:table-count="0" meta:image-count="0" meta:object-count="0" meta:page-count="2" meta:paragraph-count="63" meta:word-count="486" meta:character-count="3324"/>
    <meta:user-defined meta:name="Info 1"/>
    <meta:user-defined meta:name="Info 2"/>
    <meta:user-defined meta:name="Info 3"/>
    <meta:user-defined meta:name="Info 4"/>
  </office:meta>
</office:document-meta>
</file>